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1" style:family="table-row">
      <style:table-row-properties style:min-row-height="1.693cm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c6ebb" officeooo:paragraph-rsid="000c6ebb"/>
    </style:style>
    <style:style style:name="P2" style:family="paragraph" style:parent-style-name="Standard">
      <style:text-properties fo:font-weight="bold" officeooo:rsid="000c6ebb" officeooo:paragraph-rsid="000c6ebb" style:font-weight-asian="bold" style:font-weight-complex="bold"/>
    </style:style>
    <style:style style:name="P3" style:family="paragraph" style:parent-style-name="Standard">
      <style:text-properties fo:font-weight="bold" officeooo:rsid="000d49c1" officeooo:paragraph-rsid="000d49c1" style:font-weight-asian="bold" style:font-weight-complex="bold"/>
    </style:style>
    <style:style style:name="P4" style:family="paragraph" style:parent-style-name="Standard">
      <style:text-properties fo:font-weight="bold" officeooo:rsid="000e4604" officeooo:paragraph-rsid="000e4604" style:font-weight-asian="bold" style:font-weight-complex="bold"/>
    </style:style>
    <style:style style:name="P5" style:family="paragraph" style:parent-style-name="Standard">
      <style:text-properties fo:font-weight="bold" officeooo:rsid="000f050f" officeooo:paragraph-rsid="000f050f" style:font-weight-asian="bold" style:font-weight-complex="bold"/>
    </style:style>
    <style:style style:name="P6" style:family="paragraph" style:parent-style-name="Standard">
      <style:text-properties fo:font-weight="bold" officeooo:rsid="000fa451" officeooo:paragraph-rsid="000fa451" style:font-weight-asian="bold" style:font-weight-complex="bold"/>
    </style:style>
    <style:style style:name="P7" style:family="paragraph" style:parent-style-name="Standard">
      <style:text-properties fo:font-weight="bold" officeooo:rsid="000fd9a1" officeooo:paragraph-rsid="000fd9a1" style:font-weight-asian="bold" style:font-weight-complex="bold"/>
    </style:style>
    <style:style style:name="P8" style:family="paragraph" style:parent-style-name="Standard">
      <style:text-properties fo:font-weight="normal" officeooo:rsid="000c6ebb" officeooo:paragraph-rsid="000c6ebb" style:font-weight-asian="normal" style:font-weight-complex="normal"/>
    </style:style>
    <style:style style:name="P9" style:family="paragraph" style:parent-style-name="Standard">
      <style:text-properties fo:font-weight="normal" officeooo:rsid="000d49c1" officeooo:paragraph-rsid="000d49c1" style:font-weight-asian="normal" style:font-weight-complex="normal"/>
    </style:style>
    <style:style style:name="P10" style:family="paragraph" style:parent-style-name="Standard">
      <style:text-properties fo:font-weight="normal" officeooo:rsid="000e4604" officeooo:paragraph-rsid="000e4604" style:font-weight-asian="normal" style:font-weight-complex="normal"/>
    </style:style>
    <style:style style:name="P11" style:family="paragraph" style:parent-style-name="Standard">
      <style:text-properties fo:font-weight="normal" officeooo:rsid="000f050f" officeooo:paragraph-rsid="000f050f" style:font-weight-asian="normal" style:font-weight-complex="normal"/>
    </style:style>
    <style:style style:name="P12" style:family="paragraph" style:parent-style-name="Standard">
      <style:text-properties fo:font-weight="normal" officeooo:rsid="000fa451" officeooo:paragraph-rsid="000fa451" style:font-weight-asian="normal" style:font-weight-complex="normal"/>
    </style:style>
    <style:style style:name="P13" style:family="paragraph" style:parent-style-name="Standard">
      <style:text-properties fo:font-weight="normal" officeooo:rsid="000fd9a1" officeooo:paragraph-rsid="000fd9a1" style:font-weight-asian="normal" style:font-weight-complex="normal"/>
    </style:style>
    <style:style style:name="P14" style:family="paragraph" style:parent-style-name="Standard">
      <style:text-properties fo:font-weight="normal" officeooo:rsid="0013b83c" officeooo:paragraph-rsid="0013b83c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60%" fo:text-indent="0cm" style:auto-text-indent="false" fo:padding="0cm" fo:border="none"/>
      <style:text-properties fo:font-weight="bold" officeooo:rsid="000d49c1" officeooo:paragraph-rsid="000d49c1" style:font-weight-asian="bold" style:font-weight-complex="bold"/>
    </style:style>
    <style:style style:name="P16" style:family="paragraph" style:parent-style-name="Standard">
      <style:text-properties fo:font-weight="normal" officeooo:rsid="000c6ebb" officeooo:paragraph-rsid="000c6ebb" style:font-weight-asian="normal" style:font-weight-complex="normal"/>
    </style:style>
    <style:style style:name="P17" style:family="paragraph" style:parent-style-name="Standard">
      <style:text-properties fo:font-weight="normal" officeooo:rsid="000e4604" officeooo:paragraph-rsid="000d49c1" style:font-weight-asian="normal" style:font-weight-complex="normal"/>
    </style:style>
    <style:style style:name="P18" style:family="paragraph" style:parent-style-name="Standard">
      <style:text-properties fo:font-weight="normal" officeooo:rsid="0013b83c" officeooo:paragraph-rsid="0013b83c" style:font-weight-asian="normal" style:font-weight-complex="normal"/>
    </style:style>
    <style:style style:name="P19" style:family="paragraph" style:parent-style-name="Standard">
      <style:text-properties fo:font-weight="bold" officeooo:rsid="000fd9a1" officeooo:paragraph-rsid="000fd9a1" style:font-weight-asian="bold" style:font-weight-complex="bold"/>
    </style:style>
    <style:style style:name="P20" style:family="paragraph" style:parent-style-name="Table_20_Contents">
      <style:text-properties officeooo:rsid="0015639b" officeooo:paragraph-rsid="0015639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460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d9a1" style:font-weight-asian="bold" style:font-weight-complex="bold"/>
    </style:style>
    <style:style style:name="T5" style:family="text">
      <style:text-properties fo:font-weight="bold" fo:background-color="#ff0000" loext:char-shading-value="0" style:font-weight-asian="bold" style:font-weight-complex="bold"/>
    </style:style>
    <style:style style:name="T6" style:family="text">
      <style:text-properties officeooo:rsid="0013b8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DANIEL GARCÍA MARTOS 15474753P</text:p>
      <text:p text:style-name="P1"/>
      <text:p text:style-name="P1">EXAMEN SO<text:tab/><text:tab/><text:tab/><text:tab/><text:tab/><text:tab/><text:tab/><text:tab/><text:tab/>GRUPO: B2</text:p>
      <text:p text:style-name="P1">7-11-2014 </text:p>
      <text:p text:style-name="P1"/>
      <text:p text:style-name="P1"/>
      <text:p text:style-name="P2">Ejercicio 1.</text:p>
      <text:p text:style-name="P2"/>
      <text:p text:style-name="P2">a) <text:span text:style-name="T1"><text:s/></text:span></text:p>
      <text:p text:style-name="P2"/>
      <text:p text:style-name="P2">[root@localhost ~]# useradd dani <text:tab/><text:tab/>// creación usuario dani</text:p>
      <text:p text:style-name="P2">[root@localhost ~]# useradd ana <text:tab/><text:tab/>// creación usuario ana</text:p>
      <text:p text:style-name="P2">[root@localhost ~]# cat /etc/passwd <text:tab/>// visualizamos las características de los usuarios</text:p>
      <text:p text:style-name="P8">root::0:0:root:/root:/bin/bash </text:p>
      <text:p text:style-name="P8">bin:x:1:1:bin:/bin:/sbin/nologin </text:p>
      <text:p text:style-name="P8">daemon:x:2:2:daemon:/sbin:/sbin/nologin </text:p>
      <text:p text:style-name="P8">adm:x:3:4:adm:/var/adm:/sbin/nologin </text:p>
      <text:p text:style-name="P8">lp:x:4:7:lp:/var/spool/lpd:/sbin/nologin </text:p>
      <text:p text:style-name="P8">sync:x:5:0:sync:/sbin:/bin/sync </text:p>
      <text:p text:style-name="P8">shutdown:x:6:0:shutdown:/sbin:/sbin/shutdown </text:p>
      <text:p text:style-name="P8">halt:x:7:0:halt:/sbin:/sbin/halt </text:p>
      <text:p text:style-name="P8">mail:x:8:12:mail:/var/spool/mail:/sbin/nologin </text:p>
      <text:p text:style-name="P8">uucp:x:10:14:uucp:/var/spool/uucp:/sbin/nologin </text:p>
      <text:p text:style-name="P8">operator:x:11:0:operator:/root:/sbin/nologin </text:p>
      <text:p text:style-name="P8">games:x:12:100:games:/usr/games:/sbin/nologin </text:p>
      <text:p text:style-name="P8">gopher:x:13:30:gopher:/var/gopher:/sbin/nologin </text:p>
      <text:p text:style-name="P8">ftp:x:14:50:FTP User:/var/ftp:/sbin/nologin </text:p>
      <text:p text:style-name="P8">nobody:x:99:99:Nobody:/:/sbin/nologin </text:p>
      <text:p text:style-name="P8">saslauth:x:499:499:"Saslauthd user":/var/empty/saslauth:/sbin/nologin </text:p>
      <text:p text:style-name="P8">sshd:x:74:74:Privilege-separated SSH:/var/empty/sshd:/sbin/nologin </text:p>
      <text:p text:style-name="P8">mailnull:x:47:47::/var/spool/mqueue:/sbin/nologin </text:p>
      <text:p text:style-name="P8">smmsp:x:51:51::/var/spool/mqueue:/sbin/nologin </text:p>
      <text:p text:style-name="P2"><text:span text:style-name="T1">dani:x:500:500::</text:span>/home/dani<text:span text:style-name="T1">:/bin/bash <text:tab/><text:tab/><text:tab/>// Directorio home por defecto para dani</text:span></text:p>
      <text:p text:style-name="P2"><text:span text:style-name="T1">ana:x:501:501::</text:span>/home/ana<text:span text:style-name="T1">:/bin/bash<text:tab/><text:tab/><text:tab/><text:tab/>// Directorio home por defecto para ana</text:span></text:p>
      <text:p text:style-name="P2"/>
      <text:p text:style-name="P2"/>
      <text:p text:style-name="P8">Otra manera si tubieramos miles de usuarios sería utilizando por ejemplo el siguiente comando, el cual nos muestra la línea del usuario que buscamos.</text:p>
      <text:p text:style-name="P2"/>
      <text:p text:style-name="P2">[root@localhost ~]# cat /etc/passwd | grep "ana"<text:span text:style-name="T1"> </text:span></text:p>
      <text:p text:style-name="P2"><text:span text:style-name="T1">ana:x:501:501::</text:span>/home/ana<text:span text:style-name="T1">:/bin/bash </text:span></text:p>
      <text:p text:style-name="P2"/>
      <text:p text:style-name="P2">[root@localhost ~]# cat /etc/passwd | grep "dani" </text:p>
      <text:p text:style-name="P2"><text:span text:style-name="T1">ana:x:501:501::/</text:span>home/dani<text:span text:style-name="T1">:/bin/bash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)</text:p>
      <text:p text:style-name="P2"/>
      <text:p text:style-name="P2"/>
      <text:p text:style-name="P8">Con el mismo comando utilizado en el anterior ejercicio para mostrar el directorio por defecto, podemos comprobar que el GID para los dos usuarios por defecto es el 501.</text:p>
      <text:p text:style-name="P2"/>
      <text:p text:style-name="P2"/>
      <text:p text:style-name="P2">[root@localhost ~]# cat /etc/passwd | grep "ana"<text:span text:style-name="T1"> </text:span></text:p>
      <text:p text:style-name="P2"><text:span text:style-name="T1">ana:x:501:</text:span>501<text:span text:style-name="T1">::/home/ana:/bin/bash </text:span></text:p>
      <text:p text:style-name="P2"/>
      <text:p text:style-name="P2">[root@localhost ~]# cat /etc/passwd | grep "dani" </text:p>
      <text:p text:style-name="P2"><text:span text:style-name="T1">ana:x:501:</text:span>501<text:span text:style-name="T1">::/home/dani:/bin/bash </text:span></text:p>
      <text:p text:style-name="P2"/>
      <text:p text:style-name="P2"/>
      <text:p text:style-name="P8">Creamos un nuevo grupo, lo llamaremos “invitados” y luego añadiremos al usuario dani al nuevo grupo creado.</text:p>
      <text:p text:style-name="P2"/>
      <text:p text:style-name="P8"/>
      <text:p text:style-name="P2">[root@localhost ~]# groupadd invitados <text:s text:c="16"/></text:p>
      <text:p text:style-name="P2">[root@localhost ~]# gpasswd -a dani invitados <text:s text:c="12"/></text:p>
      <text:p text:style-name="P8">Adding user dani to group invitados</text:p>
      <text:p text:style-name="P8"/>
      <text:p text:style-name="P8"/>
      <text:p text:style-name="P8">// FIN EJERCICIO 1</text:p>
      <text:p text:style-name="P2"/>
      <text:p text:style-name="P2"/>
      <text:p text:style-name="P2">Ejercicio 2.</text:p>
      <text:p text:style-name="P2"/>
      <text:p text:style-name="P2">a)</text:p>
      <text:p text:style-name="P2"/>
      <text:p text:style-name="P9">Con la orden mount visualizamos todos los S.A. montados en nuestro sistema actualmente.</text:p>
      <text:p text:style-name="P9"/>
      <text:p text:style-name="P3">[root@localhost ~]# mount </text:p>
      <text:p text:style-name="P9">LABEL=ROOT on / type auto (rw,noatime) </text:p>
      <text:p text:style-name="P9">proc on /proc type proc (rw) </text:p>
      <text:p text:style-name="P9">sysfs on /sys type sysfs (rw) </text:p>
      <text:p text:style-name="P9">devpts on /dev/pts type devpts (rw,gid=5,mode=620) </text:p>
      <text:p text:style-name="P9">tmpfs on /dev/shm type tmpfs (rw) </text:p>
      <text:p text:style-name="P9">/tmp on /tmp type tmpfs (rw,mode=1777) </text:p>
      <text:p text:style-name="P9">none on /proc/sys/fs/binfmt_misc type binfmt_misc (rw) </text:p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)</text:p>
      <text:p text:style-name="P3"/>
      <text:p text:style-name="P9">Con la siguiente orden nos muestra la información de un S.A. concreto:</text:p>
      <text:p text:style-name="P9"/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tune2fs -l &lt;dispositivo&gt; <text:s text:c="2"/>// <text:span text:style-name="T2">Donde en &lt;dispositivo&gt; introducimos el S.A del que queremos la información.</text:span></text:p>
          </table:table-cell>
        </table:table-row>
      </table:table>
      <text:p text:style-name="P3"/>
      <text:p text:style-name="P3"/>
      <text:p text:style-name="P4">c)</text:p>
      <text:p text:style-name="P4"/>
      <text:p text:style-name="P4"/>
      <text:p text:style-name="P10"/>
      <text:p text:style-name="P10"/>
      <text:p text:style-name="P10"/>
      <text:p text:style-name="P10"/>
      <text:p text:style-name="P4">Ejercicio 3.</text:p>
      <text:p text:style-name="P4"/>
      <text:p text:style-name="P4"/>
      <text:p text:style-name="P4">a)</text:p>
      <text:p text:style-name="P4"/>
      <text:p text:style-name="P4"/>
      <text:p text:style-name="P10">Con la siguiente orden podemos ver la lista de procesos que están ejecutandose, su prioridad (PRI) y sus estados.</text:p>
      <text:p text:style-name="P10"/>
      <text:p text:style-name="P4">[root@localhost ~]# ps -l </text:p>
      <text:p text:style-name="P10">F S <text:s text:c="2"/>UID <text:s text:c="2"/>PID <text:s/>PPID <text:s/>C PRI <text:s/>NI ADDR SZ WCHAN <text:s/>TTY <text:s text:c="9"/>TIME CMD </text:p>
      <text:p text:style-name="P10">4 S <text:s text:c="4"/>0 <text:s/>1180 <text:s/>1179 <text:s/>0 <text:s/>80 <text:s text:c="2"/>0 - <text:s text:c="2"/>820 wait <text:s text:c="2"/>tty0 <text:s text:c="4"/>00:00:00 bash </text:p>
      <text:p text:style-name="P10">4 R <text:s text:c="4"/>0 <text:s/>1264 <text:s/>1180 <text:s/>0 <text:s/>80 <text:s text:c="2"/>0 - <text:s text:c="2"/>655 - <text:s text:c="5"/>tty0 <text:s text:c="4"/>00:00:00 ps </text:p>
      <text:p text:style-name="P10"/>
      <text:p text:style-name="P10">Para ser más precisos podemos añadirle a la opción el siguiente comando con el número de proceso si buscamos uno en concreto. Ejemplo.</text:p>
      <text:p text:style-name="P10"/>
      <text:p text:style-name="P10">[root@localhost ~]# ps -l | grep "1180" </text:p>
      <text:p text:style-name="P10">4 S <text:s text:c="4"/>0 <text:s/>1180 <text:s/>1179 <text:s/>0 <text:s/>80 <text:s text:c="2"/>0 - <text:s text:c="2"/>820 wait <text:s text:c="2"/>tty0 <text:s text:c="4"/>00:00:00 bash </text:p>
      <text:p text:style-name="P10">4 R <text:s text:c="4"/>0 <text:s/>1265 <text:s/>1180 <text:s/>0 <text:s/>80 <text:s text:c="2"/>0 - <text:s text:c="2"/>656 - <text:s text:c="5"/>tty0 <text:s text:c="4"/>00:00:00 ps </text:p>
      <text:p text:style-name="P10">0 S <text:s text:c="4"/>0 <text:s/>1266 <text:s/>1180 <text:s/>0 <text:s/>80 <text:s text:c="2"/>0 - <text:s text:c="2"/>585 pipe_w tty0 <text:s text:c="4"/>00:00:00 grep </text:p>
      <text:p text:style-name="P10"/>
      <text:p text:style-name="P10">Al hacerlo vemos que nos muestra todos los procesos con ese identificador, ya sea el proceso padre o el proceso hijo.</text:p>
      <text:p text:style-name="P10"/>
      <text:p text:style-name="P4"/>
      <text:p text:style-name="P4"/>
      <text:p text:style-name="P4">b)</text:p>
      <text:p text:style-name="P4"/>
      <text:p text:style-name="P10">Con la orden ls -l podemos ver la información necesaria para saber si un archivo tiene o no más de un nombre. Ejemplo:</text:p>
      <text:p text:style-name="P10"/>
      <text:p text:style-name="P5">[root@localhost dani]# ls -l </text:p>
      <text:p text:style-name="P11">total 0 </text:p>
      <text:p text:style-name="P11">-rw-r--r-- 1 root root <text:s/>0 Nov <text:s/>7 04:26 3.2 </text:p>
      <text:p text:style-name="P11"><text:soft-page-break/>lrwxrwxrwx 1 root root 10 Nov <text:s/>7 04:27 <text:span text:style-name="T3">ej3 -&gt; ejercicio3 </text:span></text:p>
      <text:p text:style-name="P11">lrwxrwxrwx 1 root root 10 Nov <text:s/>7 04:27 <text:span text:style-name="T3">ej3.1 -&gt; ejercicio3 </text:span></text:p>
      <text:p text:style-name="P11">-rw-r--r-- <text:span text:style-name="T5">2</text:span> root root <text:s/>0 Nov <text:s/>7 04:26 <text:span text:style-name="T3">ej3.2 </text:span></text:p>
      <text:p text:style-name="P11">-rw-r--r-- 1 root root <text:s/>0 Nov <text:s/>7 04:26 ejercicio </text:p>
      <text:p text:style-name="P11">-rw-r--r--<text:span text:style-name="T3"> </text:span><text:span text:style-name="T5">2</text:span> root root <text:s/>0 Nov <text:s/>7 04:26 <text:span text:style-name="T3">ejercicio3 </text:span></text:p>
      <text:p text:style-name="P11">-rw-r--r-- 1 root root <text:s/>0 Nov <text:s/>7 04:26 ejercicio3.1 </text:p>
      <text:p text:style-name="P10"/>
      <text:p text:style-name="P11">Como se puede comprobar en el ejemplo, con la información relevante en negrita, vemos que el archivo <text:span text:style-name="T3">ejercicio3 </text:span>tiene tres enlaces, dos enlaces simbólicos y un enlace duro. </text:p>
      <text:p text:style-name="P10"/>
      <text:p text:style-name="P11">En la zona señalada en rojo, vemos que el archivo ejercicio3 tiene un enlace duro, el ej3.2, es por eso que muestra el número 2.</text:p>
      <text:p text:style-name="P11"/>
      <text:p text:style-name="P11"/>
      <text:p text:style-name="P5">c)</text:p>
      <text:p text:style-name="P5"/>
      <text:p text:style-name="P11">Con la orden df y sus opciones podemos realizar el script para que devuelva la cantidad de espacio que ocupa el directorio home en bloques de 2kb.</text:p>
      <text:p text:style-name="P11"/>
      <text:p text:style-name="P11">Nombre script : “ej3c”</text:p>
      <text:p text:style-name="P11"/>
      <table:table table:name="Tabla1" table:style-name="Tabla1">
        <table:table-column table:style-name="Tabla1.A"/>
        <table:table-row>
          <table:table-cell table:style-name="Tabla1.A1" office:value-type="string">
            <text:p text:style-name="P11"/>
            <text:p text:style-name="P11">#!/bin/<text:span text:style-name="T6">sh</text:span></text:p>
            <text:p text:style-name="P5"/>
            <text:p text:style-name="P6">df --block-size 2K ~ | tail -1 | cut -f 9 -d" "</text:p>
            <text:p text:style-name="P5"/>
            <text:p text:style-name="P5"/>
            <text:p text:style-name="P5"/>
          </table:table-cell>
        </table:table-row>
      </table:table>
      <text:p text:style-name="P5"/>
      <text:p text:style-name="P5"/>
      <text:p text:style-name="P5"/>
      <text:p text:style-name="P6">d)</text:p>
      <text:p text:style-name="P12"/>
      <text:p text:style-name="P12">Para que un proceso se ejecute con periocidad, debemos modificar el archivo “crontab” con la orden <text:span text:style-name="T3">crontab -e, </text:span><text:span text:style-name="T4">añadimos la siguiente línea. También comentamos la segunda línea que es para la prueba de cada minuto.</text:span></text:p>
      <text:p text:style-name="P12"/>
      <text:p text:style-name="P13"/>
      <table:table table:name="Tabla3" table:style-name="Tabla3">
        <table:table-column table:style-name="Tabla3.A"/>
        <table:table-row>
          <table:table-cell table:style-name="Tabla3.A1" office:value-type="string">
            <text:p text:style-name="P13"># MINUTO <text:s text:c="7"/>HORA <text:s text:c="3"/>DIA_MES MES <text:s text:c="4"/>DÍA_SEMANA <text:s text:c="2"/>ORDEN </text:p>
            <text:p text:style-name="P13"/>
            <text:p text:style-name="P7">15 <text:s text:c="2"/>14 <text:s text:c="2"/>* <text:s text:c="2"/>11 <text:s text:c="2"/>1-5 <text:s/>~/so/eje3c.sh &gt;&gt; ~/capacidad <text:s/></text:p>
            <text:p text:style-name="P13"/>
            <text:p text:style-name="P7"># * <text:s text:c="2"/>* <text:s text:c="2"/>* <text:s text:c="2"/>* <text:s text:c="2"/>* <text:s/>~/so/eje3c.sh &gt;&gt; ~/capacidad <text:s text:c="5"/>// PARA PROBAR CADA MINUTO</text:p>
          </table:table-cell>
        </table:table-row>
      </table:table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><text:soft-page-break/>Como podemos comprobar el fichero capacidad contiene el espacio cada minuto.</text:p>
      <text:p text:style-name="P14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5245211</text:p>
            <text:p text:style-name="P20">5245211</text:p>
            <text:p text:style-name="P20">5245211</text:p>
            <text:p text:style-name="P20">5245211</text:p>
            <text:p text:style-name="P2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41:20.887890272</meta:creation-date>
    <dc:date>2014-11-07T11:24:08.869838539</dc:date>
    <meta:editing-duration>PT55M40S</meta:editing-duration>
    <meta:editing-cycles>7</meta:editing-cycles>
    <meta:generator>LibreOffice/4.2.6.3$Linux_X86_64 LibreOffice_project/420m0$Build-3</meta:generator>
    <meta:document-statistic meta:table-count="4" meta:image-count="0" meta:object-count="0" meta:page-count="6" meta:paragraph-count="101" meta:word-count="733" meta:character-count="5226" meta:non-whitespace-character-count="4321"/>
  </office:meta>
</office:document-meta>
</file>